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AB000001A8B5DA416A958EE4BE.png" manifest:media-type="image/png"/>
  <manifest:file-entry manifest:full-path="Pictures/100002010000019B000001D4E774BB54B003EE35.png" manifest:media-type="image/png"/>
  <manifest:file-entry manifest:full-path="Pictures/1000020100000279000001B7446F48C1C0836E6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4.125cm" svg:height="9.796cm" svg:x="2.639cm" svg:y="1.34cm">
          <draw:image xlink:href="Pictures/1000020100000279000001B7446F48C1C0836E62.png" xlink:type="simple" xlink:show="embed" xlink:actuate="onLoad" loext:mime-type="image/png">
            <text:p/>
          </draw:image>
        </draw:frame>
        <draw:frame draw:style-name="gr1" draw:text-style-name="P1" draw:layer="layout" svg:width="11.988cm" svg:height="13.652cm" svg:x="4.318cm" svg:y="12.764cm">
          <draw:image xlink:href="Pictures/100002010000019B000001D4E774BB54B003EE3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11.297cm" svg:height="11.217cm" svg:x="4.959cm" svg:y="1.524cm">
          <draw:image xlink:href="Pictures/10000201000001AB000001A8B5DA416A958EE4B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5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4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683cm" fo:margin-bottom="0cm" fo:text-indent="0cm"/>
      <style:text-properties fo:font-size="47.7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12cm" fo:margin-bottom="0cm" fo:text-indent="0cm"/>
      <style:text-properties fo:font-size="41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41cm" fo:margin-bottom="0cm" fo:text-indent="0cm"/>
      <style:text-properties fo:font-size="34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cm" fo:margin-bottom="0cm" fo:text-indent="0cm"/>
      <style:text-properties fo:font-size="34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cm" fo:margin-bottom="0cm" fo:text-indent="0cm"/>
      <style:text-properties fo:font-size="34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cm" fo:margin-bottom="0cm" fo:text-indent="0cm"/>
      <style:text-properties fo:font-size="34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cm" fo:margin-bottom="0cm" fo:text-indent="0cm"/>
      <style:text-properties fo:font-size="34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cm" fo:margin-bottom="0cm" fo:text-indent="0cm"/>
      <style:text-properties fo:font-size="34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5.19999694824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508cm" fo:margin-bottom="0.508cm" fo:margin-left="0.508cm" fo:margin-right="0.508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445cm" svg:height="7.047cm" svg:x="2.924cm" svg:y="2.397cm"/>
      <draw:page-thumbnail draw:layer="backgroundobjects" svg:width="5.445cm" svg:height="7.047cm" svg:x="2.924cm" svg:y="10.445cm"/>
      <draw:page-thumbnail draw:layer="backgroundobjects" svg:width="5.445cm" svg:height="7.047cm" svg:x="2.924cm" svg:y="18.493cm"/>
      <draw:page-thumbnail draw:layer="backgroundobjects" svg:width="5.445cm" svg:height="7.047cm" svg:x="13.219cm" svg:y="2.397cm"/>
      <draw:page-thumbnail draw:layer="backgroundobjects" svg:width="5.445cm" svg:height="7.047cm" svg:x="13.219cm" svg:y="10.445cm"/>
      <draw:page-thumbnail draw:layer="backgroundobjects" svg:width="5.445cm" svg:height="7.047cm" svg:x="13.219cm" svg:y="18.493cm"/>
    </style:handout-master>
    <style:master-page style:name="Default" style:page-layout-name="PM1" draw:style-name="Mdp1">
      <draw:frame presentation:style-name="Default-title" draw:layer="backgroundobjects" svg:width="18.516cm" svg:height="4.494cm" svg:x="1.536cm" svg:y="1.581cm" presentation:class="title" presentation:placeholder="true">
        <draw:text-box/>
      </draw:frame>
      <draw:frame presentation:style-name="Default-outline1" draw:layer="backgroundobjects" svg:width="18.516cm" svg:height="15.614cm" svg:x="1.536cm" svg:y="6.807cm" presentation:class="outline" presentation:placeholder="true">
        <draw:text-box/>
      </draw:frame>
      <draw:frame presentation:style-name="Mpr1" draw:text-style-name="MP2" draw:layer="backgroundobjects" svg:width="4.793cm" svg:height="1.855cm" svg:x="1.536cm" svg:y="25.03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521cm" svg:height="1.855cm" svg:x="7.544cm" svg:y="25.03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793cm" svg:height="1.855cm" svg:x="15.259cm" svg:y="25.03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9T18:27:39.247245908</meta:creation-date>
    <meta:editing-duration>PT4H20M51S</meta:editing-duration>
    <meta:editing-cycles>2</meta:editing-cycles>
    <meta:generator>LibreOffice/6.4.7.2$Linux_X86_64 LibreOffice_project/40$Build-2</meta:generator>
    <dc:date>2021-10-19T23:00:02.633071299</dc:date>
    <meta:document-statistic meta:object-count="28"/>
  </office:meta>
</office:document-meta>
</file>